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Prop Light 10" svg:font-family="'LM Mono Prop Light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M Mono Prop Light 10" fo:language="fr" fo:country="FR" officeooo:rsid="001d834b" officeooo:paragraph-rsid="001d834b"/>
    </style:style>
    <style:style style:name="P2" style:family="paragraph" style:parent-style-name="Standard">
      <style:text-properties style:font-name="LM Mono Prop Light 10" fo:language="fr" fo:country="FR" officeooo:rsid="001d834b" officeooo:paragraph-rsid="001d834b"/>
    </style:style>
    <style:style style:name="P3" style:family="paragraph" style:parent-style-name="Standard">
      <style:paragraph-properties fo:text-align="center" style:justify-single-word="false"/>
      <style:text-properties style:font-name="LM Mono Prop Light 10" fo:font-size="20pt" fo:language="fr" fo:country="FR" officeooo:rsid="001d834b" officeooo:paragraph-rsid="001d834b" style:font-size-asian="20pt" style:font-size-complex="20pt"/>
    </style:style>
    <style:style style:name="T1" style:family="text">
      <style:text-properties officeooo:rsid="001e8a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position pour l’extension - <text:span text:style-name="T1">GL44</text:span></text:p>
      <text:p text:style-name="P1"/>
      <text:p text:style-name="P1"/>
      <text:p text:style-name="P1">[TRIGO]</text:p>
      <text:p text:style-name="P1"/>
      <text:p text:style-name="P1">- Intérêt commun pour les mathématiques</text:p>
      <text:p text:style-name="P1">- Intrigué par le fonctionnement de la trigonométrie dans un compilateur</text:p>
      <text:p text:style-name="P1">- Nostalgie des souvenirs de prépa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Prop Light 10" svg:font-family="'LM Mono Prop Light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6:14:44.681916636</meta:creation-date>
    <dc:date>2023-12-20T16:03:07.720917586</dc:date>
    <meta:editing-duration>PT1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9" meta:character-count="188" meta:non-whitespace-character-count="163"/>
  </office:meta>
</office:document-meta>
</file>